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TablePreview2.svm"/>
  <manifest:file-entry manifest:media-type="" manifest:full-path="Pictures/TablePreview3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Ultrafine_20_Dashed" svg:stroke-color="#808080" draw:marker-end="Arrow" draw:marker-end-width="0.3cm" draw:fill="none" draw:textarea-vertical-align="middle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4.671cm" style:use-optimal-column-width="false"/>
    </style:style>
    <style:style style:name="co3" style:family="table-column">
      <style:table-column-properties style:column-width="3.81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2.349cm" style:use-optimal-column-width="false"/>
    </style:style>
    <style:style style:name="co6" style:family="table-column">
      <style:table-column-properties style:column-width="2.354cm" style:use-optimal-column-width="false"/>
    </style:style>
    <style:style style:name="co7" style:family="table-column">
      <style:table-column-properties style:column-width="2.443cm" style:use-optimal-column-width="false"/>
    </style:style>
    <style:style style:name="co8" style:family="table-column">
      <style:table-column-properties style:column-width="1.803cm" style:use-optimal-column-width="false"/>
    </style:style>
    <style:style style:name="co9" style:family="table-column">
      <style:table-column-properties style:column-width="1.81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09cm"/>
    </style:style>
    <style:style style:name="ro3" style:family="table-row">
      <style:table-row-properties style:row-height="0.866cm"/>
    </style:style>
    <style:style style:name="ro4" style:family="table-row">
      <style:table-row-properties style:row-height="1.134cm"/>
    </style:style>
    <style:style style:name="ro5" style:family="table-row">
      <style:table-row-properties style:row-height="1.135cm"/>
    </style:style>
    <style:style style:name="ce1" style:family="table-cell">
      <style:graphic-properties style:repeat="repeat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style:repeat="repeat"/>
      <style:text-properties fo:font-size="12pt" style:font-size-asian="12pt" style:font-size-complex="12pt"/>
    </style:style>
    <style:style style:name="ce3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16.242cm" svg:height="8.432cm" svg:x="2.5cm" svg:y="3.38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Eye Aperture</text:span></text:p>
              </table:table-cell>
              <table:table-cell>
                <text:p text:style-name="P1"><text:span text:style-name="T1">Mouth Opening</text:span></text:p>
              </table:table-cell>
              <table:table-cell>
                <text:p text:style-name="P1"><text:span text:style-name="T1">Furrow Count</text:span></text:p>
              </table:table-cell>
              <table:table-cell>
                <text:p text:style-name="P1"><text:span text:style-name="T1">Encoded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7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6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5</text:span></text:p>
              </table:table-cell>
            </table:table-row>
            <table:table-row table:style-name="ro1" table:default-cell-style-name="ce2">
              <table:table-cell>
                <text:p><text:span text:style-name="T2">large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4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3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large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2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many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1" table:default-cell-style-name="ce2">
              <table:table-cell>
                <text:p><text:span text:style-name="T2">small</text:span></text:p>
              </table:table-cell>
              <table:table-cell>
                <text:p><text:span text:style-name="T2">small</text:span></text:p>
              </table:table-cell>
              <table:table-cell>
                <text:p><text:span text:style-name="T2">few</text:span></text:p>
              </table:table-cell>
              <table:table-cell>
                <text:p><text:span text:style-name="T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7.627cm" svg:height="0.962cm" svg:x="6.6cm" svg:y="2.4cm">
          <draw:text-box>
            <text:p><text:span text:style-name="T3">Encoded Face Features</text:span></text:p>
          </draw:text-box>
        </draw:frame>
        <draw:frame draw:style-name="gr1" draw:text-style-name="P2" draw:layer="layout" svg:width="10.768cm" svg:height="0.962cm" svg:x="6.4cm" svg:y="13.5cm">
          <draw:text-box>
            <text:p><text:span text:style-name="T3">Hidden Markov Model (schematic)</text:span></text:p>
          </draw:text-box>
        </draw:frame>
        <draw:g>
          <draw:custom-shape draw:style-name="gr2" draw:text-style-name="P3" xml:id="id1" draw:id="id1" draw:layer="layout" svg:width="1.7cm" svg:height="1.7cm" svg:x="5.499cm" svg:y="19.338cm">
            <text:p text:style-name="P1"><text:span text:style-name="T2">Ang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2" draw:id="id2" draw:layer="layout" svg:width="1.7cm" svg:height="1.7cm" svg:x="9.899cm" svg:y="17.138cm">
            <text:p text:style-name="P1"><text:span text:style-name="T2">Fea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3" draw:id="id3" draw:layer="layout" svg:width="1.7cm" svg:height="1.7cm" svg:x="14.599cm" svg:y="19.338cm">
            <text:p text:style-name="P1"><text:span text:style-name="T2">Disgu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5" draw:id="id5" draw:layer="layout" svg:width="1.7cm" svg:height="1.7cm" svg:x="7.099cm" svg:y="24.038cm">
            <text:p text:style-name="P1"><text:span text:style-name="T2">Surpri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4" draw:id="id4" draw:layer="layout" svg:width="1.7cm" svg:height="1.7cm" svg:x="13.099cm" svg:y="24.038cm">
            <text:p text:style-name="P1"><text:span text:style-name="T2">Disdai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1" draw:layer="layout" draw:type="line" svg:x1="7.199cm" svg:y1="20.188cm" svg:x2="9.899cm" svg:y2="17.988cm" draw:start-shape="id1" draw:start-glue-point="10" draw:end-shape="id2" draw:end-glue-point="6" svg:d="m7199 20188 2700-2200">
            <text:p text:style-name="P1">P<text:span text:style-name="T4">AF</text:span></text:p>
          </draw:connector>
          <draw:connector draw:style-name="gr3" draw:text-style-name="P1" xml:id="id8" draw:id="id8" draw:layer="layout" draw:type="line" svg:x1="7.199cm" svg:y1="20.188cm" svg:x2="14.599cm" svg:y2="20.188cm" draw:end-shape="id3" draw:end-glue-point="6" svg:d="m7199 20188h7400">
            <text:p text:style-name="P1">P<text:span text:style-name="T4">ADig</text:span></text:p>
          </draw:connector>
          <draw:connector draw:style-name="gr3" draw:text-style-name="P1" draw:layer="layout" draw:type="line" svg:x1="7.199cm" svg:y1="20.188cm" svg:x2="13.949cm" svg:y2="24.038cm" draw:start-shape="id1" draw:end-shape="id4" svg:d="m7199 20188 6750 3850">
            <text:p text:style-name="P1">P<text:span text:style-name="T4">ADid</text:span></text:p>
          </draw:connector>
          <draw:connector draw:style-name="gr3" draw:text-style-name="P1" draw:layer="layout" draw:type="line" svg:x1="7.199cm" svg:y1="20.188cm" svg:x2="7.949cm" svg:y2="24.038cm" draw:start-shape="id1" draw:end-shape="id5" draw:end-glue-point="4" svg:d="m7199 20188 750 3850">
            <text:p text:style-name="P1">P<text:span text:style-name="T4">AS</text:span></text:p>
          </draw:connector>
          <draw:custom-shape draw:style-name="gr4" draw:text-style-name="P3" xml:id="id6" draw:id="id6" draw:layer="layout" svg:width="1.2cm" svg:height="0.9cm" svg:x="8.199cm" svg:y="14.838cm">
            <text:p text:style-name="P1"><text:span text:style-name="T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7" draw:id="id7" draw:layer="layout" svg:width="1.2cm" svg:height="0.9cm" svg:x="11.899cm" svg:y="14.838cm">
            <text:p text:style-name="P1"><text:span text:style-name="T2">7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1.035cm" svg:height="0.962cm" svg:x="10.199cm" svg:y="14.838cm">
            <draw:text-box>
              <text:p>...</text:p>
            </draw:text-box>
          </draw:frame>
          <draw:connector draw:style-name="gr3" draw:text-style-name="P1" draw:layer="layout" draw:type="line" svg:x1="10.148cm" svg:y1="17.387cm" svg:x2="8.799cm" svg:y2="15.738cm" draw:start-shape="id2" draw:start-glue-point="5" draw:end-shape="id6" draw:end-glue-point="2" svg:d="m10148 17387-1349-1649">
            <text:p text:style-name="P1">P<text:span text:style-name="T4">F1</text:span></text:p>
          </draw:connector>
          <draw:connector draw:style-name="gr3" draw:text-style-name="P1" draw:layer="layout" draw:type="line" svg:x1="11.35cm" svg:y1="17.387cm" svg:x2="12.499cm" svg:y2="15.738cm" draw:start-shape="id2" draw:start-glue-point="11" draw:end-shape="id7" draw:end-glue-point="2" svg:d="m11350 17387 1149-1649">
            <text:p text:style-name="P1">P<text:span text:style-name="T4">F8</text:span></text:p>
          </draw:connector>
          <draw:connector draw:style-name="gr5" draw:text-style-name="P1" draw:layer="layout" draw:type="line" svg:x1="10.749cm" svg:y1="18.838cm" svg:x2="7.199cm" svg:y2="20.188cm" draw:start-shape="id2" draw:start-glue-point="8" draw:end-shape="id8" draw:end-glue-point="2" svg:d="m10749 18838-3550 1350">
            <text:p/>
          </draw:connector>
          <draw:connector draw:style-name="gr5" draw:text-style-name="P1" draw:layer="layout" draw:type="line" svg:x1="10.749cm" svg:y1="18.838cm" svg:x2="14.848cm" svg:y2="19.587cm" draw:start-shape="id2" draw:start-glue-point="8" draw:end-shape="id3" draw:end-glue-point="5" svg:d="m10749 18838 4099 749">
            <text:p/>
          </draw:connector>
          <draw:connector draw:style-name="gr5" draw:text-style-name="P1" draw:layer="layout" draw:type="line" svg:x1="10.749cm" svg:y1="18.838cm" svg:x2="13.949cm" svg:y2="24.038cm" draw:start-shape="id2" draw:start-glue-point="8" draw:end-shape="id4" draw:end-glue-point="4" svg:d="m10749 18838 3200 5200">
            <text:p/>
          </draw:connector>
          <draw:connector draw:style-name="gr5" draw:text-style-name="P1" draw:layer="layout" draw:type="line" svg:x1="10.749cm" svg:y1="18.838cm" svg:x2="8.55cm" svg:y2="24.287cm" draw:start-shape="id2" draw:start-glue-point="8" draw:end-shape="id5" draw:end-glue-point="11" svg:d="m10749 18838-2199 5449">
            <text:p/>
          </draw:connector>
          <draw:connector draw:style-name="gr3" draw:text-style-name="P1" draw:layer="layout" draw:type="curve" draw:line-skew="-0.611cm -0.911cm" svg:x1="6.349cm" svg:y1="19.338cm" svg:x2="5.499cm" svg:y2="20.188cm" draw:start-shape="id1" draw:start-glue-point="4" draw:end-shape="id1" svg:d="m6349 19338c0-1668-1131-1390-1873-761s-1095 1611 1023 1611">
            <text:p text:style-name="P1">P<text:span text:style-name="T4">AA</text:span></text:p>
          </draw:connector>
          <draw:connector draw:style-name="gr5" draw:text-style-name="P1" draw:layer="layout" draw:type="curve" draw:line-skew="0.21cm 1.51cm" svg:x1="10.749cm" svg:y1="18.838cm" svg:x2="11.599cm" svg:y2="17.988cm" draw:start-shape="id2" draw:start-glue-point="8" draw:end-shape="id2" draw:end-glue-point="10" svg:d="m10749 18838c0 1068 1431 890 2398 411s1470-1261-1548-1261">
            <text:p/>
          </draw:connector>
          <draw:custom-shape draw:style-name="gr4" draw:text-style-name="P3" xml:id="id9" draw:id="id9" draw:layer="layout" svg:width="1.2cm" svg:height="0.9cm" svg:x="5.399cm" svg:y="26.938cm">
            <text:p text:style-name="P1"><text:span text:style-name="T2">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3" xml:id="id10" draw:id="id10" draw:layer="layout" svg:width="1.2cm" svg:height="0.9cm" svg:x="9.099cm" svg:y="26.938cm">
            <text:p text:style-name="P1"><text:span text:style-name="T2">7</text:span></text:p>
            <draw:enhanced-geometry svg:viewBox="0 0 21600 21600" draw:type="rectangle" draw:enhanced-path="M 0 0 L 21600 0 21600 21600 0 21600 0 0 Z N"/>
          </draw:custom-shape>
          <draw:frame draw:style-name="gr1" draw:layer="layout" svg:width="1.035cm" svg:height="0.962cm" svg:x="7.399cm" svg:y="26.938cm">
            <draw:text-box>
              <text:p>...</text:p>
            </draw:text-box>
          </draw:frame>
          <draw:connector draw:style-name="gr5" draw:text-style-name="P1" draw:layer="layout" draw:type="line" svg:x1="7.348cm" svg:y1="25.489cm" svg:x2="5.999cm" svg:y2="26.938cm" draw:start-shape="id5" draw:start-glue-point="7" draw:end-shape="id9" draw:end-glue-point="0" svg:d="m7348 25489-1349 1449">
            <text:p/>
          </draw:connector>
          <draw:connector draw:style-name="gr5" draw:text-style-name="P1" draw:layer="layout" draw:type="line" svg:x1="8.55cm" svg:y1="25.489cm" svg:x2="9.699cm" svg:y2="26.938cm" draw:start-shape="id5" draw:start-glue-point="9" draw:end-shape="id10" draw:end-glue-point="0" svg:d="m8550 25489 1149 1449">
            <text:p/>
          </draw:connector>
        </draw:g>
      </draw:page>
      <draw:page draw:name="page2" draw:style-name="dp1" draw:master-page-name="Standard">
        <draw:frame draw:style-name="standard" draw:layer="layout" svg:width="14.098cm" svg:height="5.522cm" svg:x="3.442cm" svg:y="2.56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"><text:span text:style-name="T1">From/To</text:span></text:p>
              </table:table-cell>
              <table:table-cell>
                <text:p text:style-name="P1"><text:span text:style-name="T1">Anger</text:span></text:p>
              </table:table-cell>
              <table:table-cell>
                <text:p text:style-name="P1"><text:span text:style-name="T1">Fear</text:span></text:p>
              </table:table-cell>
              <table:table-cell>
                <text:p text:style-name="P1"><text:span text:style-name="T1">Disgust</text:span></text:p>
              </table:table-cell>
              <table:table-cell>
                <text:p text:style-name="P1"><text:span text:style-name="T1">Disdain</text:span></text:p>
              </table:table-cell>
              <table:table-cell>
                <text:p text:style-name="P1"><text:span text:style-name="T1">Surprise</text:span>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Anger</text:span></text:p>
              </table:table-cell>
              <table:table-cell>
                <text:p text:style-name="P3">0.63</text:p>
              </table:table-cell>
              <table:table-cell>
                <text:p text:style-name="P3">0.08</text:p>
              </table:table-cell>
              <table:table-cell>
                <text:p text:style-name="P3">0.13</text:p>
              </table:table-cell>
              <table:table-cell>
                <text:p text:style-name="P3">0.05</text:p>
              </table:table-cell>
              <table:table-cell>
                <text:p text:style-name="P3">0.11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Fear</text:span></text:p>
              </table:table-cell>
              <table:table-cell>
                <text:p text:style-name="P3">0.09</text:p>
              </table:table-cell>
              <table:table-cell>
                <text:p text:style-name="P3">0.56</text:p>
              </table:table-cell>
              <table:table-cell>
                <text:p text:style-name="P3">0.14</text:p>
              </table:table-cell>
              <table:table-cell>
                <text:p text:style-name="P3">0.06</text:p>
              </table:table-cell>
              <table:table-cell>
                <text:p text:style-name="P3">0.15</text:p>
              </table:table-cell>
            </table:table-row>
            <table:table-row table:style-name="ro1" table:default-cell-style-name="ce3">
              <table:table-cell table:style-name="ce1">
                <text:p text:style-name="P1"><text:span text:style-name="T1">Disgust</text:span></text:p>
              </table:table-cell>
              <table:table-cell>
                <text:p text:style-name="P3">0.15</text:p>
              </table:table-cell>
              <table:table-cell>
                <text:p text:style-name="P3">0.07</text:p>
              </table:table-cell>
              <table:table-cell>
                <text:p text:style-name="P3">0.58</text:p>
              </table:table-cell>
              <table:table-cell>
                <text:p text:style-name="P3">0.16</text:p>
              </table:table-cell>
              <table:table-cell>
                <text:p text:style-name="P3">0.04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1">Disdain</text:span></text:p>
              </table:table-cell>
              <table:table-cell>
                <text:p text:style-name="P3">0.09</text:p>
              </table:table-cell>
              <table:table-cell>
                <text:p text:style-name="P3">0.03</text:p>
              </table:table-cell>
              <table:table-cell>
                <text:p text:style-name="P3">0.21</text:p>
              </table:table-cell>
              <table:table-cell>
                <text:p text:style-name="P3">0.58</text:p>
              </table:table-cell>
              <table:table-cell>
                <text:p text:style-name="P3">0.09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1">Surprise</text:span></text:p>
              </table:table-cell>
              <table:table-cell>
                <text:p text:style-name="P3">0.06</text:p>
              </table:table-cell>
              <table:table-cell>
                <text:p text:style-name="P3">0.18</text:p>
              </table:table-cell>
              <table:table-cell>
                <text:p text:style-name="P3">0.23</text:p>
              </table:table-cell>
              <table:table-cell>
                <text:p text:style-name="P3"><text:span text:style-name="T2">0.14</text:span></text:p>
              </table:table-cell>
              <table:table-cell>
                <text:p text:style-name="P3">0.39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7.779cm" svg:height="0.962cm" svg:x="6.588cm" svg:y="1.4cm">
          <draw:text-box>
            <text:p><text:span text:style-name="T3">Transititon Probabilities</text:span></text:p>
          </draw:text-box>
        </draw:frame>
        <draw:frame draw:style-name="standard" draw:layer="layout" svg:width="16.879cm" svg:height="6.879cm" svg:x="2.259cm" svg:y="10.77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4" table:default-cell-style-name="ce1">
              <table:table-cell>
                <text:p text:style-name="P1"><text:span text:style-name="T1">Emotion/Face</text:span></text:p>
              </table:table-cell>
              <table:table-cell>
                <text:p text:style-name="P1"><text:span text:style-name="T1">0</text:span></text:p>
              </table:table-cell>
              <table:table-cell>
                <text:p text:style-name="P1"><text:span text:style-name="T1">1</text:span></text:p>
              </table:table-cell>
              <table:table-cell>
                <text:p text:style-name="P1"><text:span text:style-name="T1">2</text:span></text:p>
              </table:table-cell>
              <table:table-cell>
                <text:p text:style-name="P1"><text:span text:style-name="T1">3</text:span></text:p>
              </table:table-cell>
              <table:table-cell>
                <text:p text:style-name="P1"><text:span text:style-name="T1">4</text:span></text:p>
              </table:table-cell>
              <table:table-cell>
                <text:p text:style-name="P1"><text:span text:style-name="T1">5</text:span></text:p>
              </table:table-cell>
              <table:table-cell>
                <text:p text:style-name="P1"><text:span text:style-name="T1">6</text:span></text:p>
              </table:table-cell>
              <table:table-cell>
                <text:p text:style-name="P1"><text:span text:style-name="T1">7</text:span>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Anger</text:span></text:p>
              </table:table-cell>
              <table:table-cell>
                <text:p text:style-name="P3"><text:span text:style-name="T2">0.39</text:span></text:p>
              </table:table-cell>
              <table:table-cell>
                <text:p text:style-name="P3">0.19</text:p>
              </table:table-cell>
              <table:table-cell>
                <text:p text:style-name="P3">0.23</text:p>
              </table:table-cell>
              <table:table-cell>
                <text:p text:style-name="P3">0.03</text:p>
              </table:table-cell>
              <table:table-cell>
                <text:p text:style-name="P3">0.41</text:p>
              </table:table-cell>
              <table:table-cell>
                <text:p text:style-name="P3">0.16</text:p>
              </table:table-cell>
              <table:table-cell>
                <text:p text:style-name="P3">0.21</text:p>
              </table:table-cell>
              <table:table-cell>
                <text:p text:style-name="P3">0.02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Fear</text:span></text:p>
              </table:table-cell>
              <table:table-cell>
                <text:p text:style-name="P3">0.02</text:p>
              </table:table-cell>
              <table:table-cell>
                <text:p text:style-name="P3">0.15</text:p>
              </table:table-cell>
              <table:table-cell>
                <text:p text:style-name="P3">0.02</text:p>
              </table:table-cell>
              <table:table-cell>
                <text:p text:style-name="P3">0.19</text:p>
              </table:table-cell>
              <table:table-cell>
                <text:p text:style-name="P3">0.18</text:p>
              </table:table-cell>
              <table:table-cell>
                <text:p text:style-name="P3">0.32</text:p>
              </table:table-cell>
              <table:table-cell>
                <text:p text:style-name="P3">0.23</text:p>
              </table:table-cell>
              <table:table-cell>
                <text:p text:style-name="P3">0.33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Disgust</text:span></text:p>
              </table:table-cell>
              <table:table-cell>
                <text:p text:style-name="P3">0.38</text:p>
              </table:table-cell>
              <table:table-cell>
                <text:p text:style-name="P3">0.30</text:p>
              </table:table-cell>
              <table:table-cell>
                <text:p text:style-name="P3">0.24</text:p>
              </table:table-cell>
              <table:table-cell>
                <text:p text:style-name="P3">0.23</text:p>
              </table:table-cell>
              <table:table-cell>
                <text:p text:style-name="P3">0.17</text:p>
              </table:table-cell>
              <table:table-cell>
                <text:p text:style-name="P3">0.17</text:p>
              </table:table-cell>
              <table:table-cell>
                <text:p text:style-name="P3">0.04</text:p>
              </table:table-cell>
              <table:table-cell>
                <text:p text:style-name="P3">0.01</text:p>
              </table:table-cell>
            </table:table-row>
            <table:table-row table:style-name="ro4" table:default-cell-style-name="ce3">
              <table:table-cell table:style-name="ce1">
                <text:p text:style-name="P1"><text:span text:style-name="T1">Disdain</text:span></text:p>
              </table:table-cell>
              <table:table-cell>
                <text:p text:style-name="P3">0.18</text:p>
              </table:table-cell>
              <table:table-cell>
                <text:p text:style-name="P3">0.20</text:p>
              </table:table-cell>
              <table:table-cell>
                <text:p text:style-name="P3">0.27</text:p>
              </table:table-cell>
              <table:table-cell>
                <text:p text:style-name="P3">0.18</text:p>
              </table:table-cell>
              <table:table-cell>
                <text:p text:style-name="P3">0.04</text:p>
              </table:table-cell>
              <table:table-cell>
                <text:p text:style-name="P3">0.04</text:p>
              </table:table-cell>
              <table:table-cell>
                <text:p text:style-name="P3">0.03</text:p>
              </table:table-cell>
              <table:table-cell>
                <text:p text:style-name="P3">0.03</text:p>
              </table:table-cell>
            </table:table-row>
            <table:table-row table:style-name="ro5" table:default-cell-style-name="ce3">
              <table:table-cell table:style-name="ce1">
                <text:p text:style-name="P1"><text:span text:style-name="T1">Surprise</text:span></text:p>
              </table:table-cell>
              <table:table-cell>
                <text:p text:style-name="P3">0.03</text:p>
              </table:table-cell>
              <table:table-cell>
                <text:p text:style-name="P3">0.16</text:p>
              </table:table-cell>
              <table:table-cell>
                <text:p text:style-name="P3">0.24</text:p>
              </table:table-cell>
              <table:table-cell>
                <text:p text:style-name="P3">0.37</text:p>
              </table:table-cell>
              <table:table-cell>
                <text:p text:style-name="P3">0.20</text:p>
              </table:table-cell>
              <table:table-cell>
                <text:p text:style-name="P3">0.31</text:p>
              </table:table-cell>
              <table:table-cell>
                <text:p text:style-name="P3">0.49</text:p>
              </table:table-cell>
              <table:table-cell>
                <text:p text:style-name="P3">0.6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7.318cm" svg:height="0.962cm" svg:x="6.888cm" svg:y="9.7cm">
          <draw:text-box>
            <text:p><text:span text:style-name="T3">Emission Probabili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 Condensed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1:17:18</meta:creation-date>
    <dc:date>2012-03-27T14:51:44</dc:date>
    <meta:editing-duration>PT1H10M22S</meta:editing-duration>
    <meta:editing-cycles>6</meta:editing-cycles>
    <meta:generator>LibreOffice/3.4$Unix LibreOffice_project/340m1$Build-502</meta:generator>
    <dc:creator>Thilo Michael</dc:creator>
    <meta:document-statistic meta:object-count="33"/>
  </office:meta>
</office:document-meta>
</file>